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2.76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33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No. of Sources (AP not considered)</text:p>
          </table:table-cell>
          <table:table-cell table:style-name="ce1" office:value-type="string" calcext:value-type="string">
            <text:p>Total Throughput(in Mbps)</text:p>
          </table:table-cell>
          <table:table-cell table:style-name="ce1" office:value-type="string" calcext:value-type="string">
            <text:p>Average Throughput(in Mbps) per N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.4225" calcext:value-type="float">
            <text:p>3.422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3992" calcext:value-type="float">
            <text:p>3.839920</text:p>
          </table:table-cell>
          <table:table-cell office:value-type="float" office:value="1.91996" calcext:value-type="float">
            <text:p>1.9199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8586" calcext:value-type="float">
            <text:p>3.885860</text:p>
          </table:table-cell>
          <table:table-cell office:value-type="float" office:value="1.29529" calcext:value-type="float">
            <text:p>1.295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345" calcext:value-type="float">
            <text:p>3.913450</text:p>
          </table:table-cell>
          <table:table-cell office:value-type="float" office:value="0.978363" calcext:value-type="float">
            <text:p>0.9783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2091" calcext:value-type="float">
            <text:p>3.920910</text:p>
          </table:table-cell>
          <table:table-cell office:value-type="float" office:value="0.78418" calcext:value-type="float">
            <text:p>0.7841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7565" calcext:value-type="float">
            <text:p>3.875650</text:p>
          </table:table-cell>
          <table:table-cell office:value-type="float" office:value="0.645942" calcext:value-type="float">
            <text:p>0.645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6418" calcext:value-type="float">
            <text:p>2.364180</text:p>
          </table:table-cell>
          <table:table-cell office:value-type="float" office:value="0.33774" calcext:value-type="float">
            <text:p>0.3377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7213" calcext:value-type="float">
            <text:p>2.372130</text:p>
          </table:table-cell>
          <table:table-cell office:value-type="float" office:value="0.296516" calcext:value-type="float">
            <text:p>0.2965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7992" calcext:value-type="float">
            <text:p>2.379920</text:p>
          </table:table-cell>
          <table:table-cell office:value-type="float" office:value="0.264435" calcext:value-type="float">
            <text:p>0.2644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8521" calcext:value-type="float">
            <text:p>2.385210</text:p>
          </table:table-cell>
          <table:table-cell office:value-type="float" office:value="0.238521" calcext:value-type="float">
            <text:p>0.238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20:13:45.264792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0:40:17.217158874</meta:creation-date>
    <dc:date>2015-02-27T23:33:49.117689258</dc:date>
    <meta:editing-duration>PT2H32M27S</meta:editing-duration>
    <meta:editing-cycles>9</meta:editing-cycles>
    <meta:generator>LibreOffice/4.2.7.2$Linux_x86 LibreOffice_project/420m0$Build-2</meta:generator>
    <meta:document-statistic meta:table-count="1" meta:cell-count="33" meta:object-count="0"/>
  </office:meta>
</office:document-meta>
</file>